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/>
          <table:table-cell table:style-name="ce1" office:value-type="string" calcext:value-type="string">
            <text:p>Free fall</text:p>
          </table:table-cell>
          <table:table-cell table:number-columns-repeated="2"/>
          <table:table-cell table:style-name="ce1" office:value-type="string" calcext:value-type="string">
            <text:p>45 lat and 45 long. Non-rotating planet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1707.99996329753" calcext:value-type="float">
            <text:p>1707.9999632975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1707.99996329753" calcext:value-type="float">
            <text:p>1707.999963297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671.03040964505" calcext:value-type="float">
            <text:p>1671.0304096451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1671.03040964505" calcext:value-type="float">
            <text:p>-1.67E+00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707.99996329753" calcext:value-type="float">
            <text:p>1707.9999632975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707.99996329753" calcext:value-type="float">
            <text:p>1707.999963297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671.03040964505" calcext:value-type="float">
            <text:p>1671.0304096451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671.03040964505" calcext:value-type="float">
            <text:p>-1.67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415.47671262812" calcext:value-type="float">
            <text:p>2415.4767126281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415.47671262812" calcext:value-type="float">
            <text:p>2415.476712628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363.19386845789" calcext:value-type="float">
            <text:p>2363.1938684579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363.19386845789" calcext:value-type="float">
            <text:p>-2.36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000367024672891672" calcext:value-type="float">
            <text:p>-0.0003670247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000367024672891672" calcext:value-type="float">
            <text:p>-0.000367024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372410316080419" calcext:value-type="float">
            <text:p>-0.3724103161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372410316080419" calcext:value-type="float">
            <text:p>3.72E-001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0.000367024672891672" calcext:value-type="float">
            <text:p>-0.0003670247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0.000367024672891672" calcext:value-type="float">
            <text:p>-0.000367024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372410316080419" calcext:value-type="float">
            <text:p>-0.3724103161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0.372410316080419" calcext:value-type="float">
            <text:p>3.72E-00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000519051270128951" calcext:value-type="float">
            <text:p>-0.0005190513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0.000519051270128951" calcext:value-type="float">
            <text:p>-0.00051905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52666771976858" calcext:value-type="float">
            <text:p>-0.5266677198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52666771976858" calcext:value-type="float">
            <text:p>5.27E-001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07.99996329753" calcext:value-type="float">
            <text:p>1707.9999632975</text:p>
          </table:table-cell>
          <table:table-cell/>
          <table:table-cell table:style-name="ce3" office:value-type="float" office:value="1671.03040964505" calcext:value-type="float">
            <text:p>1671.030409645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07.99996329753" calcext:value-type="float">
            <text:p>1707.9999632975</text:p>
          </table:table-cell>
          <table:table-cell/>
          <table:table-cell table:style-name="ce3" office:value-type="float" office:value="1671.03040964505" calcext:value-type="float">
            <text:p>1671.030409645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15.47671262812" calcext:value-type="float">
            <text:p>2415.4767126281</text:p>
          </table:table-cell>
          <table:table-cell/>
          <table:table-cell table:style-name="ce3" office:value-type="float" office:value="2363.19386845789" calcext:value-type="float">
            <text:p>2363.193868457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000367024672891672" calcext:value-type="float">
            <text:p>-0.0003670247</text:p>
          </table:table-cell>
          <table:table-cell/>
          <table:table-cell table:style-name="ce3" office:value-type="float" office:value="-0.372410316080419" calcext:value-type="float">
            <text:p>-0.37241031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5.42101086242752E-020" calcext:value-type="float">
            <text:p>5.42101086242752E-02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000367024672891672" calcext:value-type="float">
            <text:p>-0.0003670247</text:p>
          </table:table-cell>
          <table:table-cell/>
          <table:table-cell table:style-name="ce3" office:value-type="float" office:value="-0.372410316080419" calcext:value-type="float">
            <text:p>-0.37241031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.0842021724855E-019" calcext:value-type="float">
            <text:p>1.0842021724855E-01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519051270128951" calcext:value-type="float">
            <text:p>-0.0005190513</text:p>
          </table:table-cell>
          <table:table-cell/>
          <table:table-cell table:style-name="ce3" office:value-type="float" office:value="-0.52666771976858" calcext:value-type="float">
            <text:p>-0.5266677198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.0842021724855E-019" calcext:value-type="float">
            <text:p>1.0842021724855E-01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07.99996329753" calcext:value-type="float">
            <text:p>1707.999963297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671.03040964505" calcext:value-type="float">
            <text:p>1671.0304096451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1671.03040964505" calcext:value-type="float">
            <text:p>-1.67E+00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07.99996329753" calcext:value-type="float">
            <text:p>1707.999963297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671.03040964505" calcext:value-type="float">
            <text:p>1671.0304096451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1671.03040964505" calcext:value-type="float">
            <text:p>-1.67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15.47671262812" calcext:value-type="float">
            <text:p>2415.476712628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363.19386845789" calcext:value-type="float">
            <text:p>2363.1938684579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2363.19386845789" calcext:value-type="float">
            <text:p>-2.36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000367024672891672" calcext:value-type="float">
            <text:p>-0.000367024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372410316080419" calcext:value-type="float">
            <text:p>-0.3724103161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372410316080419" calcext:value-type="float">
            <text:p>3.72E-001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000367024672891672" calcext:value-type="float">
            <text:p>-0.000367024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372410316080419" calcext:value-type="float">
            <text:p>-0.3724103161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0.372410316080419" calcext:value-type="float">
            <text:p>3.72E-00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519051270128951" calcext:value-type="float">
            <text:p>-0.000519051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52666771976858" calcext:value-type="float">
            <text:p>-0.5266677198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0.52666771976858" calcext:value-type="float">
            <text:p>5.27E-001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7" calcext:value-type="float">
            <text:p>-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07.99996329753" calcext:value-type="float">
            <text:p>1707.999963297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07.99996329753" calcext:value-type="float">
            <text:p>1707.999963297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15.47671262812" calcext:value-type="float">
            <text:p>2415.476712628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000367024672891672" calcext:value-type="float">
            <text:p>-0.000367024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000367024672891672" calcext:value-type="float">
            <text:p>-0.000367024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519051270128951" calcext:value-type="float">
            <text:p>-0.000519051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671.03040964505" calcext:value-type="float">
            <text:p>1671.0304096451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1671.03040964505" calcext:value-type="float">
            <text:p>-1.67E+00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671.03040964505" calcext:value-type="float">
            <text:p>1671.0304096451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1671.03040964505" calcext:value-type="float">
            <text:p>-1.67E+00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363.19386845789" calcext:value-type="float">
            <text:p>2363.1938684579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2363.19386845789" calcext:value-type="float">
            <text:p>-2.36E+00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372410316080419" calcext:value-type="float">
            <text:p>-0.3724103161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372410316080419" calcext:value-type="float">
            <text:p>3.72E-00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372410316080419" calcext:value-type="float">
            <text:p>-0.3724103161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0.372410316080419" calcext:value-type="float">
            <text:p>3.72E-00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52666771976858" calcext:value-type="float">
            <text:p>-0.5266677198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52666771976858" calcext:value-type="float">
            <text:p>5.27E-00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7" calcext:value-type="float">
            <text:p>-2.27E+002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200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20 km MOLA" calcext:value-type="string">
            <text:p>20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/>
          <table:table-cell table:style-name="ce1" office:value-type="string" calcext:value-type="string">
            <text:p>45 deg lat and 45 deg long non-rotational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1671.03040963429" calcext:value-type="float">
            <text:p>1671.0304096343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1671.03040963429" calcext:value-type="float">
            <text:p>1671.030409634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671.03040964505" calcext:value-type="float">
            <text:p>1671.0304096451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1671.03040964505" calcext:value-type="float">
            <text:p>-1.67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671.03040963429" calcext:value-type="float">
            <text:p>1671.0304096343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671.03040963429" calcext:value-type="float">
            <text:p>1671.030409634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671.03040964505" calcext:value-type="float">
            <text:p>1671.0304096451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671.03040964505" calcext:value-type="float">
            <text:p>-1.67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363.19386844268" calcext:value-type="float">
            <text:p>2363.1938684427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363.19386844268" calcext:value-type="float">
            <text:p>2363.193868442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363.19386845789" calcext:value-type="float">
            <text:p>2363.1938684579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363.19386845789" calcext:value-type="float">
            <text:p>-2.3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372410316070746" calcext:value-type="float">
            <text:p>-0.3724103161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372410316070746" calcext:value-type="float">
            <text:p>-0.372410316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372410316080419" calcext:value-type="float">
            <text:p>-0.3724103161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372410316080419" calcext:value-type="float">
            <text:p>3.72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0.372410316070746" calcext:value-type="float">
            <text:p>-0.3724103161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0.372410316070746" calcext:value-type="float">
            <text:p>-0.372410316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372410316080419" calcext:value-type="float">
            <text:p>-0.3724103161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0.372410316080419" calcext:value-type="float">
            <text:p>3.72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526667719754899" calcext:value-type="float">
            <text:p>-0.5266677198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0.526667719754899" calcext:value-type="float">
            <text:p>-0.526667719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52666771976858" calcext:value-type="float">
            <text:p>-0.5266677198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52666771976858" calcext:value-type="float">
            <text:p>5.2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671.03040963429" calcext:value-type="float">
            <text:p>1671.0304096343</text:p>
          </table:table-cell>
          <table:table-cell/>
          <table:table-cell table:style-name="ce3" office:value-type="float" office:value="1671.03040964505" calcext:value-type="float">
            <text:p>1671.0304096451</text:p>
          </table:table-cell>
          <table:table-cell/>
          <table:table-cell table:style-name="ce3" office:value-type="float" office:value="0.999999999993564" calcext:value-type="float">
            <text:p>1</text:p>
          </table:table-cell>
          <table:table-cell table:style-name="ce3" office:value-type="float" office:value="-0.0000000107538653537631" calcext:value-type="float">
            <text:p>-1.07538653537631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671.03040963429" calcext:value-type="float">
            <text:p>1671.0304096343</text:p>
          </table:table-cell>
          <table:table-cell/>
          <table:table-cell table:style-name="ce3" office:value-type="float" office:value="1671.03040964505" calcext:value-type="float">
            <text:p>1671.0304096451</text:p>
          </table:table-cell>
          <table:table-cell/>
          <table:table-cell table:style-name="ce3" office:value-type="float" office:value="0.999999999993564" calcext:value-type="float">
            <text:p>1</text:p>
          </table:table-cell>
          <table:table-cell table:style-name="ce3" office:value-type="float" office:value="-0.0000000107538653537631" calcext:value-type="float">
            <text:p>-1.07538653537631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363.19386844268" calcext:value-type="float">
            <text:p>2363.1938684427</text:p>
          </table:table-cell>
          <table:table-cell/>
          <table:table-cell table:style-name="ce3" office:value-type="float" office:value="2363.19386845789" calcext:value-type="float">
            <text:p>2363.1938684579</text:p>
          </table:table-cell>
          <table:table-cell/>
          <table:table-cell table:style-name="ce3" office:value-type="float" office:value="0.999999999993564" calcext:value-type="float">
            <text:p>1</text:p>
          </table:table-cell>
          <table:table-cell table:style-name="ce3" office:value-type="float" office:value="-0.0000000152094798977487" calcext:value-type="float">
            <text:p>-1.52094798977487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372410316070746" calcext:value-type="float">
            <text:p>-0.3724103161</text:p>
          </table:table-cell>
          <table:table-cell/>
          <table:table-cell table:style-name="ce3" office:value-type="float" office:value="-0.372410316080419" calcext:value-type="float">
            <text:p>-0.3724103161</text:p>
          </table:table-cell>
          <table:table-cell/>
          <table:table-cell table:style-name="ce3" office:value-type="float" office:value="0.999999999974025" calcext:value-type="float">
            <text:p>1</text:p>
          </table:table-cell>
          <table:table-cell table:style-name="ce3" office:value-type="float" office:value="0.00000000000967342872471022" calcext:value-type="float">
            <text:p>9.67342872471022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372410316070746" calcext:value-type="float">
            <text:p>-0.3724103161</text:p>
          </table:table-cell>
          <table:table-cell/>
          <table:table-cell table:style-name="ce3" office:value-type="float" office:value="-0.372410316080419" calcext:value-type="float">
            <text:p>-0.3724103161</text:p>
          </table:table-cell>
          <table:table-cell/>
          <table:table-cell table:style-name="ce3" office:value-type="float" office:value="0.999999999974025" calcext:value-type="float">
            <text:p>1</text:p>
          </table:table-cell>
          <table:table-cell table:style-name="ce3" office:value-type="float" office:value="0.00000000000967353974701268" calcext:value-type="float">
            <text:p>9.67353974701268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526667719754899" calcext:value-type="float">
            <text:p>-0.5266677198</text:p>
          </table:table-cell>
          <table:table-cell/>
          <table:table-cell table:style-name="ce3" office:value-type="float" office:value="-0.52666771976858" calcext:value-type="float">
            <text:p>-0.5266677198</text:p>
          </table:table-cell>
          <table:table-cell/>
          <table:table-cell table:style-name="ce3" office:value-type="float" office:value="0.999999999974024" calcext:value-type="float">
            <text:p>1</text:p>
          </table:table-cell>
          <table:table-cell table:style-name="ce3" office:value-type="float" office:value="0.0000000000136805011763386" calcext:value-type="float">
            <text:p>1.36805011763386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671.03040963429" calcext:value-type="float">
            <text:p>1671.030409634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671.03040964505" calcext:value-type="float">
            <text:p>1671.0304096451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1671.03040964505" calcext:value-type="float">
            <text:p>-1.67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671.03040963429" calcext:value-type="float">
            <text:p>1671.030409634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671.03040964505" calcext:value-type="float">
            <text:p>1671.0304096451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1671.03040964505" calcext:value-type="float">
            <text:p>-1.67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363.19386844268" calcext:value-type="float">
            <text:p>2363.1938684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363.19386845789" calcext:value-type="float">
            <text:p>2363.1938684579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2363.19386845789" calcext:value-type="float">
            <text:p>-2.3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372410316070746" calcext:value-type="float">
            <text:p>-0.37241031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372410316080419" calcext:value-type="float">
            <text:p>-0.3724103161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372410316080419" calcext:value-type="float">
            <text:p>3.72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372410316070746" calcext:value-type="float">
            <text:p>-0.37241031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372410316080419" calcext:value-type="float">
            <text:p>-0.3724103161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0.372410316080419" calcext:value-type="float">
            <text:p>3.72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526667719754899" calcext:value-type="float">
            <text:p>-0.52666771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52666771976858" calcext:value-type="float">
            <text:p>-0.5266677198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0.52666771976858" calcext:value-type="float">
            <text:p>5.2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671.03040963429" calcext:value-type="float">
            <text:p>1671.030409634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671.03040963429" calcext:value-type="float">
            <text:p>1671.030409634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363.19386844268" calcext:value-type="float">
            <text:p>2363.1938684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372410316070746" calcext:value-type="float">
            <text:p>-0.37241031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372410316070746" calcext:value-type="float">
            <text:p>-0.37241031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526667719754899" calcext:value-type="float">
            <text:p>-0.52666771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671.03040964505" calcext:value-type="float">
            <text:p>1671.0304096451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1671.03040964505" calcext:value-type="float">
            <text:p>-1.67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671.03040964505" calcext:value-type="float">
            <text:p>1671.0304096451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1671.03040964505" calcext:value-type="float">
            <text:p>-1.67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363.19386845789" calcext:value-type="float">
            <text:p>2363.1938684579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2363.19386845789" calcext:value-type="float">
            <text:p>-2.3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372410316080419" calcext:value-type="float">
            <text:p>-0.3724103161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372410316080419" calcext:value-type="float">
            <text:p>3.72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372410316080419" calcext:value-type="float">
            <text:p>-0.3724103161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0.372410316080419" calcext:value-type="float">
            <text:p>3.72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52666771976858" calcext:value-type="float">
            <text:p>-0.5266677198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52666771976858" calcext:value-type="float">
            <text:p>5.27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8'.D4]" office:value-type="string" office:string-value="20 km MOLA" calcext:value-type="string">
            <text:p>20 km MOLA</text:p>
          </table:table-cell>
          <table:table-cell table:style-name="ce1" table:formula="of:=['After 200 sec tol. 1e-8'.E4]" office:value-type="string" office:string-value="TSI Order = " calcext:value-type="string">
            <text:p>TSI Order = </text:p>
          </table:table-cell>
          <table:table-cell table:style-name="ce1" table:formula="of:=['After 200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8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1671.03040963429" calcext:value-type="float">
            <text:p>1671.0304096343</text:p>
          </table:table-cell>
          <table:table-cell/>
          <table:table-cell table:style-name="ce4" table:formula="of:=['After 200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1671.03040963429" calcext:value-type="float">
            <text:p>1671.030409634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671.03040964505" calcext:value-type="float">
            <text:p>1671.0304096451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1671.03040964505" calcext:value-type="float">
            <text:p>-1.67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671.03040963429" calcext:value-type="float">
            <text:p>1671.0304096343</text:p>
          </table:table-cell>
          <table:table-cell/>
          <table:table-cell table:style-name="ce4" table:formula="of:=['After 200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671.03040963429" calcext:value-type="float">
            <text:p>1671.030409634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671.03040964505" calcext:value-type="float">
            <text:p>1671.0304096451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671.03040964505" calcext:value-type="float">
            <text:p>-1.67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363.19386844268" calcext:value-type="float">
            <text:p>2363.1938684427</text:p>
          </table:table-cell>
          <table:table-cell/>
          <table:table-cell table:style-name="ce4" table:formula="of:=['After 200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363.19386844268" calcext:value-type="float">
            <text:p>2363.193868442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363.19386845789" calcext:value-type="float">
            <text:p>2363.1938684579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363.19386845789" calcext:value-type="float">
            <text:p>-2.3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372410316070746" calcext:value-type="float">
            <text:p>-0.3724103161</text:p>
          </table:table-cell>
          <table:table-cell/>
          <table:table-cell table:style-name="ce4" table:formula="of:=['After 200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372410316070746" calcext:value-type="float">
            <text:p>-0.372410316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372410316080419" calcext:value-type="float">
            <text:p>-0.3724103161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372410316080419" calcext:value-type="float">
            <text:p>3.72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0.372410316070746" calcext:value-type="float">
            <text:p>-0.3724103161</text:p>
          </table:table-cell>
          <table:table-cell/>
          <table:table-cell table:style-name="ce4" table:formula="of:=['After 200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0.372410316070746" calcext:value-type="float">
            <text:p>-0.372410316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372410316080419" calcext:value-type="float">
            <text:p>-0.3724103161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0.372410316080419" calcext:value-type="float">
            <text:p>3.72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526667719754899" calcext:value-type="float">
            <text:p>-0.5266677198</text:p>
          </table:table-cell>
          <table:table-cell/>
          <table:table-cell table:style-name="ce4" table:formula="of:=['After 200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0.526667719754899" calcext:value-type="float">
            <text:p>-0.526667719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52666771976858" calcext:value-type="float">
            <text:p>-0.5266677198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52666771976858" calcext:value-type="float">
            <text:p>5.2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4" table:formula="of:=['After 200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671.03040963429" calcext:value-type="float">
            <text:p>1671.0304096343</text:p>
          </table:table-cell>
          <table:table-cell/>
          <table:table-cell table:style-name="ce3" office:value-type="float" office:value="1671.03040964505" calcext:value-type="float">
            <text:p>1671.0304096451</text:p>
          </table:table-cell>
          <table:table-cell/>
          <table:table-cell table:style-name="ce3" office:value-type="float" office:value="0.999999999993564" calcext:value-type="float">
            <text:p>1</text:p>
          </table:table-cell>
          <table:table-cell table:style-name="ce3" office:value-type="float" office:value="-0.0000000107538653537631" calcext:value-type="float">
            <text:p>-1.07538653537631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671.03040963429" calcext:value-type="float">
            <text:p>1671.0304096343</text:p>
          </table:table-cell>
          <table:table-cell/>
          <table:table-cell table:style-name="ce3" office:value-type="float" office:value="1671.03040964505" calcext:value-type="float">
            <text:p>1671.0304096451</text:p>
          </table:table-cell>
          <table:table-cell/>
          <table:table-cell table:style-name="ce3" office:value-type="float" office:value="0.999999999993564" calcext:value-type="float">
            <text:p>1</text:p>
          </table:table-cell>
          <table:table-cell table:style-name="ce3" office:value-type="float" office:value="-0.0000000107538653537631" calcext:value-type="float">
            <text:p>-1.07538653537631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363.19386844268" calcext:value-type="float">
            <text:p>2363.1938684427</text:p>
          </table:table-cell>
          <table:table-cell/>
          <table:table-cell table:style-name="ce3" office:value-type="float" office:value="2363.19386845789" calcext:value-type="float">
            <text:p>2363.1938684579</text:p>
          </table:table-cell>
          <table:table-cell/>
          <table:table-cell table:style-name="ce3" office:value-type="float" office:value="0.999999999993564" calcext:value-type="float">
            <text:p>1</text:p>
          </table:table-cell>
          <table:table-cell table:style-name="ce3" office:value-type="float" office:value="-0.0000000152094798977487" calcext:value-type="float">
            <text:p>-1.52094798977487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372410316070746" calcext:value-type="float">
            <text:p>-0.3724103161</text:p>
          </table:table-cell>
          <table:table-cell/>
          <table:table-cell table:style-name="ce3" office:value-type="float" office:value="-0.372410316080419" calcext:value-type="float">
            <text:p>-0.3724103161</text:p>
          </table:table-cell>
          <table:table-cell/>
          <table:table-cell table:style-name="ce3" office:value-type="float" office:value="0.999999999974025" calcext:value-type="float">
            <text:p>1</text:p>
          </table:table-cell>
          <table:table-cell table:style-name="ce3" office:value-type="float" office:value="0.00000000000967342872471022" calcext:value-type="float">
            <text:p>9.67342872471022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372410316070746" calcext:value-type="float">
            <text:p>-0.3724103161</text:p>
          </table:table-cell>
          <table:table-cell/>
          <table:table-cell table:style-name="ce3" office:value-type="float" office:value="-0.372410316080419" calcext:value-type="float">
            <text:p>-0.3724103161</text:p>
          </table:table-cell>
          <table:table-cell/>
          <table:table-cell table:style-name="ce3" office:value-type="float" office:value="0.999999999974025" calcext:value-type="float">
            <text:p>1</text:p>
          </table:table-cell>
          <table:table-cell table:style-name="ce3" office:value-type="float" office:value="0.00000000000967353974701268" calcext:value-type="float">
            <text:p>9.67353974701268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526667719754899" calcext:value-type="float">
            <text:p>-0.5266677198</text:p>
          </table:table-cell>
          <table:table-cell/>
          <table:table-cell table:style-name="ce3" office:value-type="float" office:value="-0.52666771976858" calcext:value-type="float">
            <text:p>-0.5266677198</text:p>
          </table:table-cell>
          <table:table-cell/>
          <table:table-cell table:style-name="ce3" office:value-type="float" office:value="0.999999999974024" calcext:value-type="float">
            <text:p>1</text:p>
          </table:table-cell>
          <table:table-cell table:style-name="ce3" office:value-type="float" office:value="0.0000000000136805011763386" calcext:value-type="float">
            <text:p>1.36805011763386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671.03040963429" calcext:value-type="float">
            <text:p>1671.030409634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671.03040964505" calcext:value-type="float">
            <text:p>1671.0304096451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1671.03040964505" calcext:value-type="float">
            <text:p>-1.67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671.03040963429" calcext:value-type="float">
            <text:p>1671.030409634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671.03040964505" calcext:value-type="float">
            <text:p>1671.0304096451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1671.03040964505" calcext:value-type="float">
            <text:p>-1.67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363.19386844268" calcext:value-type="float">
            <text:p>2363.1938684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363.19386845789" calcext:value-type="float">
            <text:p>2363.1938684579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2363.19386845789" calcext:value-type="float">
            <text:p>-2.3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372410316070746" calcext:value-type="float">
            <text:p>-0.37241031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372410316080419" calcext:value-type="float">
            <text:p>-0.3724103161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372410316080419" calcext:value-type="float">
            <text:p>3.72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372410316070746" calcext:value-type="float">
            <text:p>-0.37241031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372410316080419" calcext:value-type="float">
            <text:p>-0.3724103161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0.372410316080419" calcext:value-type="float">
            <text:p>3.72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526667719754899" calcext:value-type="float">
            <text:p>-0.52666771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52666771976858" calcext:value-type="float">
            <text:p>-0.5266677198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0.52666771976858" calcext:value-type="float">
            <text:p>5.2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671.03040963429" calcext:value-type="float">
            <text:p>1671.030409634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671.03040963429" calcext:value-type="float">
            <text:p>1671.030409634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363.19386844268" calcext:value-type="float">
            <text:p>2363.1938684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372410316070746" calcext:value-type="float">
            <text:p>-0.37241031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372410316070746" calcext:value-type="float">
            <text:p>-0.37241031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526667719754899" calcext:value-type="float">
            <text:p>-0.52666771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671.03040964505" calcext:value-type="float">
            <text:p>1671.0304096451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1671.03040964505" calcext:value-type="float">
            <text:p>-1.67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671.03040964505" calcext:value-type="float">
            <text:p>1671.0304096451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1671.03040964505" calcext:value-type="float">
            <text:p>-1.67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363.19386845789" calcext:value-type="float">
            <text:p>2363.1938684579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2363.19386845789" calcext:value-type="float">
            <text:p>-2.3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372410316080419" calcext:value-type="float">
            <text:p>-0.3724103161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372410316080419" calcext:value-type="float">
            <text:p>3.72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372410316080419" calcext:value-type="float">
            <text:p>-0.3724103161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0.372410316080419" calcext:value-type="float">
            <text:p>3.72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52666771976858" calcext:value-type="float">
            <text:p>-0.5266677198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52666771976858" calcext:value-type="float">
            <text:p>5.27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0'.D4]" office:value-type="string" office:string-value="20 km MOLA" calcext:value-type="string">
            <text:p>20 km MOLA</text:p>
          </table:table-cell>
          <table:table-cell table:style-name="ce1" table:formula="of:=['After 200 sec tol. 1e-10'.E4]" office:value-type="string" office:string-value="TSI Order = " calcext:value-type="string">
            <text:p>TSI Order = </text:p>
          </table:table-cell>
          <table:table-cell table:style-name="ce1" table:formula="of:=['After 200 sec tol. 1e-10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0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1671.03040963429" calcext:value-type="float">
            <text:p>1671.0304096343</text:p>
          </table:table-cell>
          <table:table-cell/>
          <table:table-cell table:style-name="ce4" table:formula="of:=['After 200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1671.03040963429" calcext:value-type="float">
            <text:p>1671.030409634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671.03040963745" calcext:value-type="float">
            <text:p>1671.0304096375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1671.03040963745" calcext:value-type="float">
            <text:p>-1.67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671.03040963429" calcext:value-type="float">
            <text:p>1671.0304096343</text:p>
          </table:table-cell>
          <table:table-cell/>
          <table:table-cell table:style-name="ce4" table:formula="of:=['After 200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671.03040963429" calcext:value-type="float">
            <text:p>1671.030409634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671.03040963745" calcext:value-type="float">
            <text:p>1671.0304096375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671.03040963745" calcext:value-type="float">
            <text:p>-1.67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363.19386844268" calcext:value-type="float">
            <text:p>2363.1938684427</text:p>
          </table:table-cell>
          <table:table-cell/>
          <table:table-cell table:style-name="ce4" table:formula="of:=['After 200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363.19386844268" calcext:value-type="float">
            <text:p>2363.193868442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363.19386844715" calcext:value-type="float">
            <text:p>2363.1938684472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363.19386844715" calcext:value-type="float">
            <text:p>-2.3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372410316070746" calcext:value-type="float">
            <text:p>-0.3724103161</text:p>
          </table:table-cell>
          <table:table-cell/>
          <table:table-cell table:style-name="ce4" table:formula="of:=['After 200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372410316070746" calcext:value-type="float">
            <text:p>-0.372410316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372410316073275" calcext:value-type="float">
            <text:p>-0.3724103161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372410316073275" calcext:value-type="float">
            <text:p>3.72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0.372410316070746" calcext:value-type="float">
            <text:p>-0.3724103161</text:p>
          </table:table-cell>
          <table:table-cell/>
          <table:table-cell table:style-name="ce4" table:formula="of:=['After 200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0.372410316070746" calcext:value-type="float">
            <text:p>-0.372410316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372410316073275" calcext:value-type="float">
            <text:p>-0.3724103161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0.372410316073275" calcext:value-type="float">
            <text:p>3.72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526667719754899" calcext:value-type="float">
            <text:p>-0.5266677198</text:p>
          </table:table-cell>
          <table:table-cell/>
          <table:table-cell table:style-name="ce4" table:formula="of:=['After 200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0.526667719754899" calcext:value-type="float">
            <text:p>-0.526667719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526667719758477" calcext:value-type="float">
            <text:p>-0.5266677198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526667719758477" calcext:value-type="float">
            <text:p>5.2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4" table:formula="of:=['After 200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0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671.03040963429" calcext:value-type="float">
            <text:p>1671.0304096343</text:p>
          </table:table-cell>
          <table:table-cell/>
          <table:table-cell table:style-name="ce3" office:value-type="float" office:value="1671.03040963745" calcext:value-type="float">
            <text:p>1671.0304096375</text:p>
          </table:table-cell>
          <table:table-cell/>
          <table:table-cell table:style-name="ce3" office:value-type="float" office:value="0.999999999998111" calcext:value-type="float">
            <text:p>1</text:p>
          </table:table-cell>
          <table:table-cell table:style-name="ce3" office:value-type="float" office:value="-0.00000000315662873617839" calcext:value-type="float">
            <text:p>-3.15662873617839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671.03040963429" calcext:value-type="float">
            <text:p>1671.0304096343</text:p>
          </table:table-cell>
          <table:table-cell/>
          <table:table-cell table:style-name="ce3" office:value-type="float" office:value="1671.03040963745" calcext:value-type="float">
            <text:p>1671.0304096375</text:p>
          </table:table-cell>
          <table:table-cell/>
          <table:table-cell table:style-name="ce3" office:value-type="float" office:value="0.999999999998111" calcext:value-type="float">
            <text:p>1</text:p>
          </table:table-cell>
          <table:table-cell table:style-name="ce3" office:value-type="float" office:value="-0.00000000315662873617839" calcext:value-type="float">
            <text:p>-3.15662873617839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363.19386844268" calcext:value-type="float">
            <text:p>2363.1938684427</text:p>
          </table:table-cell>
          <table:table-cell/>
          <table:table-cell table:style-name="ce3" office:value-type="float" office:value="2363.19386844715" calcext:value-type="float">
            <text:p>2363.1938684472</text:p>
          </table:table-cell>
          <table:table-cell/>
          <table:table-cell table:style-name="ce3" office:value-type="float" office:value="0.99999999999811" calcext:value-type="float">
            <text:p>1</text:p>
          </table:table-cell>
          <table:table-cell table:style-name="ce3" office:value-type="float" office:value="-0.00000000446561898570508" calcext:value-type="float">
            <text:p>-4.46561898570508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372410316070746" calcext:value-type="float">
            <text:p>-0.3724103161</text:p>
          </table:table-cell>
          <table:table-cell/>
          <table:table-cell table:style-name="ce3" office:value-type="float" office:value="-0.372410316073275" calcext:value-type="float">
            <text:p>-0.3724103161</text:p>
          </table:table-cell>
          <table:table-cell/>
          <table:table-cell table:style-name="ce3" office:value-type="float" office:value="0.999999999993207" calcext:value-type="float">
            <text:p>1</text:p>
          </table:table-cell>
          <table:table-cell table:style-name="ce3" office:value-type="float" office:value="0.00000000000252969867275965" calcext:value-type="float">
            <text:p>2.52969867275965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372410316070746" calcext:value-type="float">
            <text:p>-0.3724103161</text:p>
          </table:table-cell>
          <table:table-cell/>
          <table:table-cell table:style-name="ce3" office:value-type="float" office:value="-0.372410316073275" calcext:value-type="float">
            <text:p>-0.3724103161</text:p>
          </table:table-cell>
          <table:table-cell/>
          <table:table-cell table:style-name="ce3" office:value-type="float" office:value="0.999999999993207" calcext:value-type="float">
            <text:p>1</text:p>
          </table:table-cell>
          <table:table-cell table:style-name="ce3" office:value-type="float" office:value="0.00000000000252980969506211" calcext:value-type="float">
            <text:p>2.52980969506211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526667719754899" calcext:value-type="float">
            <text:p>-0.5266677198</text:p>
          </table:table-cell>
          <table:table-cell/>
          <table:table-cell table:style-name="ce3" office:value-type="float" office:value="-0.526667719758477" calcext:value-type="float">
            <text:p>-0.5266677198</text:p>
          </table:table-cell>
          <table:table-cell/>
          <table:table-cell table:style-name="ce3" office:value-type="float" office:value="0.999999999993207" calcext:value-type="float">
            <text:p>1</text:p>
          </table:table-cell>
          <table:table-cell table:style-name="ce3" office:value-type="float" office:value="0.00000000000357780471915703" calcext:value-type="float">
            <text:p>3.57780471915703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671.03040963429" calcext:value-type="float">
            <text:p>1671.030409634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671.03040963745" calcext:value-type="float">
            <text:p>1671.0304096375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1671.03040963745" calcext:value-type="float">
            <text:p>-1.67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671.03040963429" calcext:value-type="float">
            <text:p>1671.030409634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671.03040963745" calcext:value-type="float">
            <text:p>1671.0304096375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1671.03040963745" calcext:value-type="float">
            <text:p>-1.67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363.19386844268" calcext:value-type="float">
            <text:p>2363.1938684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363.19386844715" calcext:value-type="float">
            <text:p>2363.1938684472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2363.19386844715" calcext:value-type="float">
            <text:p>-2.3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372410316070746" calcext:value-type="float">
            <text:p>-0.37241031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372410316073275" calcext:value-type="float">
            <text:p>-0.3724103161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372410316073275" calcext:value-type="float">
            <text:p>3.72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372410316070746" calcext:value-type="float">
            <text:p>-0.37241031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372410316073275" calcext:value-type="float">
            <text:p>-0.3724103161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0.372410316073275" calcext:value-type="float">
            <text:p>3.72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526667719754899" calcext:value-type="float">
            <text:p>-0.52666771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526667719758477" calcext:value-type="float">
            <text:p>-0.5266677198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0.526667719758477" calcext:value-type="float">
            <text:p>5.2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671.03040963429" calcext:value-type="float">
            <text:p>1671.030409634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671.03040963429" calcext:value-type="float">
            <text:p>1671.030409634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363.19386844268" calcext:value-type="float">
            <text:p>2363.1938684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372410316070746" calcext:value-type="float">
            <text:p>-0.37241031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372410316070746" calcext:value-type="float">
            <text:p>-0.37241031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526667719754899" calcext:value-type="float">
            <text:p>-0.52666771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671.03040963745" calcext:value-type="float">
            <text:p>1671.0304096375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1671.03040963745" calcext:value-type="float">
            <text:p>-1.67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671.03040963745" calcext:value-type="float">
            <text:p>1671.0304096375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1671.03040963745" calcext:value-type="float">
            <text:p>-1.67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363.19386844715" calcext:value-type="float">
            <text:p>2363.1938684472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2363.19386844715" calcext:value-type="float">
            <text:p>-2.3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372410316073275" calcext:value-type="float">
            <text:p>-0.3724103161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372410316073275" calcext:value-type="float">
            <text:p>3.72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372410316073275" calcext:value-type="float">
            <text:p>-0.3724103161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0.372410316073275" calcext:value-type="float">
            <text:p>3.72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526667719758477" calcext:value-type="float">
            <text:p>-0.5266677198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526667719758477" calcext:value-type="float">
            <text:p>5.27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1'.D4]" office:value-type="string" office:string-value="20 km MOLA" calcext:value-type="string">
            <text:p>20 km MOLA</text:p>
          </table:table-cell>
          <table:table-cell table:style-name="ce1" table:formula="of:=['After 200 sec tol. 1e-11'.E4]" office:value-type="string" office:string-value="TSI Order = " calcext:value-type="string">
            <text:p>TSI Order = </text:p>
          </table:table-cell>
          <table:table-cell table:style-name="ce1" table:formula="of:=['After 200 sec tol. 1e-11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1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1671.03040963429" calcext:value-type="float">
            <text:p>1671.0304096343</text:p>
          </table:table-cell>
          <table:table-cell/>
          <table:table-cell table:style-name="ce4" table:formula="of:=['After 200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1671.03040963429" calcext:value-type="float">
            <text:p>1671.030409634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671.03040963461" calcext:value-type="float">
            <text:p>1671.0304096346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1671.03040963461" calcext:value-type="float">
            <text:p>-1.67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671.03040963429" calcext:value-type="float">
            <text:p>1671.0304096343</text:p>
          </table:table-cell>
          <table:table-cell/>
          <table:table-cell table:style-name="ce4" table:formula="of:=['After 200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671.03040963429" calcext:value-type="float">
            <text:p>1671.030409634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671.0304096346" calcext:value-type="float">
            <text:p>1671.0304096346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671.0304096346" calcext:value-type="float">
            <text:p>-1.67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363.19386844269" calcext:value-type="float">
            <text:p>2363.1938684427</text:p>
          </table:table-cell>
          <table:table-cell/>
          <table:table-cell table:style-name="ce4" table:formula="of:=['After 200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363.19386844269" calcext:value-type="float">
            <text:p>2363.193868442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363.19386844313" calcext:value-type="float">
            <text:p>2363.1938684431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363.19386844313" calcext:value-type="float">
            <text:p>-2.3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372410316070746" calcext:value-type="float">
            <text:p>-0.3724103161</text:p>
          </table:table-cell>
          <table:table-cell/>
          <table:table-cell table:style-name="ce4" table:formula="of:=['After 200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372410316070746" calcext:value-type="float">
            <text:p>-0.372410316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372410316070942" calcext:value-type="float">
            <text:p>-0.3724103161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372410316070942" calcext:value-type="float">
            <text:p>3.72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0.372410316070746" calcext:value-type="float">
            <text:p>-0.3724103161</text:p>
          </table:table-cell>
          <table:table-cell/>
          <table:table-cell table:style-name="ce4" table:formula="of:=['After 200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0.372410316070746" calcext:value-type="float">
            <text:p>-0.372410316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372410316070942" calcext:value-type="float">
            <text:p>-0.3724103161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0.372410316070942" calcext:value-type="float">
            <text:p>3.72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5266677197549" calcext:value-type="float">
            <text:p>-0.5266677198</text:p>
          </table:table-cell>
          <table:table-cell/>
          <table:table-cell table:style-name="ce4" table:formula="of:=['After 200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0.5266677197549" calcext:value-type="float">
            <text:p>-0.526667719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526667719755178" calcext:value-type="float">
            <text:p>-0.5266677198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526667719755178" calcext:value-type="float">
            <text:p>5.2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4" table:formula="of:=['After 200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1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671.03040963429" calcext:value-type="float">
            <text:p>1671.0304096343</text:p>
          </table:table-cell>
          <table:table-cell/>
          <table:table-cell table:style-name="ce3" office:value-type="float" office:value="1671.03040963461" calcext:value-type="float">
            <text:p>1671.0304096346</text:p>
          </table:table-cell>
          <table:table-cell/>
          <table:table-cell table:style-name="ce3" office:value-type="float" office:value="0.999999999999813" calcext:value-type="float">
            <text:p>1</text:p>
          </table:table-cell>
          <table:table-cell table:style-name="ce3" office:value-type="float" office:value="-0.000000000312866177409887" calcext:value-type="float">
            <text:p>-3.12866177409887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671.03040963429" calcext:value-type="float">
            <text:p>1671.0304096343</text:p>
          </table:table-cell>
          <table:table-cell/>
          <table:table-cell table:style-name="ce3" office:value-type="float" office:value="1671.0304096346" calcext:value-type="float">
            <text:p>1671.0304096346</text:p>
          </table:table-cell>
          <table:table-cell/>
          <table:table-cell table:style-name="ce3" office:value-type="float" office:value="0.999999999999813" calcext:value-type="float">
            <text:p>1</text:p>
          </table:table-cell>
          <table:table-cell table:style-name="ce3" office:value-type="float" office:value="-0.000000000312866177409887" calcext:value-type="float">
            <text:p>-3.12866177409887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363.19386844269" calcext:value-type="float">
            <text:p>2363.1938684427</text:p>
          </table:table-cell>
          <table:table-cell/>
          <table:table-cell table:style-name="ce3" office:value-type="float" office:value="2363.19386844313" calcext:value-type="float">
            <text:p>2363.1938684431</text:p>
          </table:table-cell>
          <table:table-cell/>
          <table:table-cell table:style-name="ce3" office:value-type="float" office:value="0.999999999999813" calcext:value-type="float">
            <text:p>1</text:p>
          </table:table-cell>
          <table:table-cell table:style-name="ce3" office:value-type="float" office:value="-0.000000000441559677710757" calcext:value-type="float">
            <text:p>-4.41559677710757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372410316070746" calcext:value-type="float">
            <text:p>-0.3724103161</text:p>
          </table:table-cell>
          <table:table-cell/>
          <table:table-cell table:style-name="ce3" office:value-type="float" office:value="-0.372410316070942" calcext:value-type="float">
            <text:p>-0.3724103161</text:p>
          </table:table-cell>
          <table:table-cell/>
          <table:table-cell table:style-name="ce3" office:value-type="float" office:value="0.999999999999471" calcext:value-type="float">
            <text:p>1</text:p>
          </table:table-cell>
          <table:table-cell table:style-name="ce3" office:value-type="float" office:value="0.00000000000019684254226604" calcext:value-type="float">
            <text:p>1.9684254226604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372410316070746" calcext:value-type="float">
            <text:p>-0.3724103161</text:p>
          </table:table-cell>
          <table:table-cell/>
          <table:table-cell table:style-name="ce3" office:value-type="float" office:value="-0.372410316070942" calcext:value-type="float">
            <text:p>-0.3724103161</text:p>
          </table:table-cell>
          <table:table-cell/>
          <table:table-cell table:style-name="ce3" office:value-type="float" office:value="0.999999999999471" calcext:value-type="float">
            <text:p>1</text:p>
          </table:table-cell>
          <table:table-cell table:style-name="ce3" office:value-type="float" office:value="0.00000000000019684254226604" calcext:value-type="float">
            <text:p>1.9684254226604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5266677197549" calcext:value-type="float">
            <text:p>-0.5266677198</text:p>
          </table:table-cell>
          <table:table-cell/>
          <table:table-cell table:style-name="ce3" office:value-type="float" office:value="-0.526667719755178" calcext:value-type="float">
            <text:p>-0.5266677198</text:p>
          </table:table-cell>
          <table:table-cell/>
          <table:table-cell table:style-name="ce3" office:value-type="float" office:value="0.999999999999472" calcext:value-type="float">
            <text:p>1</text:p>
          </table:table-cell>
          <table:table-cell table:style-name="ce3" office:value-type="float" office:value="0.000000000000278221889971064" calcext:value-type="float">
            <text:p>2.78221889971064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671.03040963429" calcext:value-type="float">
            <text:p>1671.030409634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671.03040963461" calcext:value-type="float">
            <text:p>1671.0304096346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1671.03040963461" calcext:value-type="float">
            <text:p>-1.67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671.03040963429" calcext:value-type="float">
            <text:p>1671.030409634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671.0304096346" calcext:value-type="float">
            <text:p>1671.0304096346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1671.0304096346" calcext:value-type="float">
            <text:p>-1.67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363.19386844269" calcext:value-type="float">
            <text:p>2363.1938684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363.19386844313" calcext:value-type="float">
            <text:p>2363.1938684431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2363.19386844313" calcext:value-type="float">
            <text:p>-2.3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372410316070746" calcext:value-type="float">
            <text:p>-0.37241031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372410316070942" calcext:value-type="float">
            <text:p>-0.3724103161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372410316070942" calcext:value-type="float">
            <text:p>3.72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372410316070746" calcext:value-type="float">
            <text:p>-0.37241031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372410316070942" calcext:value-type="float">
            <text:p>-0.3724103161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0.372410316070942" calcext:value-type="float">
            <text:p>3.72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5266677197549" calcext:value-type="float">
            <text:p>-0.52666771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526667719755178" calcext:value-type="float">
            <text:p>-0.5266677198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0.526667719755178" calcext:value-type="float">
            <text:p>5.2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671.03040963429" calcext:value-type="float">
            <text:p>1671.030409634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671.03040963429" calcext:value-type="float">
            <text:p>1671.030409634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363.19386844269" calcext:value-type="float">
            <text:p>2363.1938684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372410316070746" calcext:value-type="float">
            <text:p>-0.37241031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372410316070746" calcext:value-type="float">
            <text:p>-0.37241031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5266677197549" calcext:value-type="float">
            <text:p>-0.52666771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671.03040963461" calcext:value-type="float">
            <text:p>1671.0304096346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1671.03040963461" calcext:value-type="float">
            <text:p>-1.67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671.0304096346" calcext:value-type="float">
            <text:p>1671.0304096346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1671.0304096346" calcext:value-type="float">
            <text:p>-1.67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363.19386844313" calcext:value-type="float">
            <text:p>2363.1938684431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2363.19386844313" calcext:value-type="float">
            <text:p>-2.3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372410316070942" calcext:value-type="float">
            <text:p>-0.3724103161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372410316070942" calcext:value-type="float">
            <text:p>3.72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372410316070942" calcext:value-type="float">
            <text:p>-0.3724103161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0.372410316070942" calcext:value-type="float">
            <text:p>3.72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526667719755178" calcext:value-type="float">
            <text:p>-0.5266677198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526667719755178" calcext:value-type="float">
            <text:p>5.27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2'.D4]" office:value-type="string" office:string-value="20 km MOLA" calcext:value-type="string">
            <text:p>20 km MOLA</text:p>
          </table:table-cell>
          <table:table-cell table:style-name="ce1" table:formula="of:=['After 200 sec tol. 1e-12'.E4]" office:value-type="string" office:string-value="TSI Order = " calcext:value-type="string">
            <text:p>TSI Order = </text:p>
          </table:table-cell>
          <table:table-cell table:style-name="ce1" table:formula="of:=['After 200 sec tol. 1e-12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2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1671.03040963429" calcext:value-type="float">
            <text:p>1671.0304096343</text:p>
          </table:table-cell>
          <table:table-cell/>
          <table:table-cell table:style-name="ce4" table:formula="of:=['After 200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1671.03040963429" calcext:value-type="float">
            <text:p>1671.030409634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671.0304096344" calcext:value-type="float">
            <text:p>1671.0304096344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1671.0304096344" calcext:value-type="float">
            <text:p>-1.67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671.03040963429" calcext:value-type="float">
            <text:p>1671.0304096343</text:p>
          </table:table-cell>
          <table:table-cell/>
          <table:table-cell table:style-name="ce4" table:formula="of:=['After 200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671.03040963429" calcext:value-type="float">
            <text:p>1671.030409634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671.0304096344" calcext:value-type="float">
            <text:p>1671.0304096344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671.0304096344" calcext:value-type="float">
            <text:p>-1.67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363.19386844269" calcext:value-type="float">
            <text:p>2363.1938684427</text:p>
          </table:table-cell>
          <table:table-cell/>
          <table:table-cell table:style-name="ce4" table:formula="of:=['After 200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363.19386844269" calcext:value-type="float">
            <text:p>2363.193868442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363.19386844284" calcext:value-type="float">
            <text:p>2363.1938684428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363.19386844284" calcext:value-type="float">
            <text:p>-2.3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372410316070746" calcext:value-type="float">
            <text:p>-0.3724103161</text:p>
          </table:table-cell>
          <table:table-cell/>
          <table:table-cell table:style-name="ce4" table:formula="of:=['After 200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372410316070746" calcext:value-type="float">
            <text:p>-0.372410316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372410316070803" calcext:value-type="float">
            <text:p>-0.3724103161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372410316070803" calcext:value-type="float">
            <text:p>3.72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0.372410316070746" calcext:value-type="float">
            <text:p>-0.3724103161</text:p>
          </table:table-cell>
          <table:table-cell/>
          <table:table-cell table:style-name="ce4" table:formula="of:=['After 200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0.372410316070746" calcext:value-type="float">
            <text:p>-0.372410316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372410316070803" calcext:value-type="float">
            <text:p>-0.3724103161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0.372410316070803" calcext:value-type="float">
            <text:p>3.72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526667719754899" calcext:value-type="float">
            <text:p>-0.5266677198</text:p>
          </table:table-cell>
          <table:table-cell/>
          <table:table-cell table:style-name="ce4" table:formula="of:=['After 200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0.526667719754899" calcext:value-type="float">
            <text:p>-0.526667719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526667719754981" calcext:value-type="float">
            <text:p>-0.5266677198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526667719754981" calcext:value-type="float">
            <text:p>5.2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4" table:formula="of:=['After 200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2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671.03040963429" calcext:value-type="float">
            <text:p>1671.0304096343</text:p>
          </table:table-cell>
          <table:table-cell/>
          <table:table-cell table:style-name="ce3" office:value-type="float" office:value="1671.0304096344" calcext:value-type="float">
            <text:p>1671.0304096344</text:p>
          </table:table-cell>
          <table:table-cell/>
          <table:table-cell table:style-name="ce3" office:value-type="float" office:value="0.999999999999937" calcext:value-type="float">
            <text:p>1</text:p>
          </table:table-cell>
          <table:table-cell table:style-name="ce3" office:value-type="float" office:value="-0.00000000010550138540566" calcext:value-type="float">
            <text:p>-1.0550138540566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671.03040963429" calcext:value-type="float">
            <text:p>1671.0304096343</text:p>
          </table:table-cell>
          <table:table-cell/>
          <table:table-cell table:style-name="ce3" office:value-type="float" office:value="1671.0304096344" calcext:value-type="float">
            <text:p>1671.0304096344</text:p>
          </table:table-cell>
          <table:table-cell/>
          <table:table-cell table:style-name="ce3" office:value-type="float" office:value="0.999999999999937" calcext:value-type="float">
            <text:p>1</text:p>
          </table:table-cell>
          <table:table-cell table:style-name="ce3" office:value-type="float" office:value="-0.00000000010550138540566" calcext:value-type="float">
            <text:p>-1.0550138540566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363.19386844269" calcext:value-type="float">
            <text:p>2363.1938684427</text:p>
          </table:table-cell>
          <table:table-cell/>
          <table:table-cell table:style-name="ce3" office:value-type="float" office:value="2363.19386844284" calcext:value-type="float">
            <text:p>2363.1938684428</text:p>
          </table:table-cell>
          <table:table-cell/>
          <table:table-cell table:style-name="ce3" office:value-type="float" office:value="0.999999999999936" calcext:value-type="float">
            <text:p>1</text:p>
          </table:table-cell>
          <table:table-cell table:style-name="ce3" office:value-type="float" office:value="-0.000000000150066625792533" calcext:value-type="float">
            <text:p>-1.50066625792533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372410316070746" calcext:value-type="float">
            <text:p>-0.3724103161</text:p>
          </table:table-cell>
          <table:table-cell/>
          <table:table-cell table:style-name="ce3" office:value-type="float" office:value="-0.372410316070803" calcext:value-type="float">
            <text:p>-0.3724103161</text:p>
          </table:table-cell>
          <table:table-cell/>
          <table:table-cell table:style-name="ce3" office:value-type="float" office:value="0.999999999999846" calcext:value-type="float">
            <text:p>1</text:p>
          </table:table-cell>
          <table:table-cell table:style-name="ce3" office:value-type="float" office:value="0.0000000000000572319969194268" calcext:value-type="float">
            <text:p>5.72319969194268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372410316070746" calcext:value-type="float">
            <text:p>-0.3724103161</text:p>
          </table:table-cell>
          <table:table-cell/>
          <table:table-cell table:style-name="ce3" office:value-type="float" office:value="-0.372410316070803" calcext:value-type="float">
            <text:p>-0.3724103161</text:p>
          </table:table-cell>
          <table:table-cell/>
          <table:table-cell table:style-name="ce3" office:value-type="float" office:value="0.999999999999846" calcext:value-type="float">
            <text:p>1</text:p>
          </table:table-cell>
          <table:table-cell table:style-name="ce3" office:value-type="float" office:value="0.0000000000000573430192218893" calcext:value-type="float">
            <text:p>5.73430192218893E-01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526667719754899" calcext:value-type="float">
            <text:p>-0.5266677198</text:p>
          </table:table-cell>
          <table:table-cell/>
          <table:table-cell table:style-name="ce3" office:value-type="float" office:value="-0.526667719754981" calcext:value-type="float">
            <text:p>-0.5266677198</text:p>
          </table:table-cell>
          <table:table-cell/>
          <table:table-cell table:style-name="ce3" office:value-type="float" office:value="0.999999999999846" calcext:value-type="float">
            <text:p>1</text:p>
          </table:table-cell>
          <table:table-cell table:style-name="ce3" office:value-type="float" office:value="0.0000000000000810462807976364" calcext:value-type="float">
            <text:p>8.10462807976364E-01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8" calcext:value-type="float">
            <text:p>8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671.03040963429" calcext:value-type="float">
            <text:p>1671.030409634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671.0304096344" calcext:value-type="float">
            <text:p>1671.0304096344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1671.0304096344" calcext:value-type="float">
            <text:p>-1.67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671.03040963429" calcext:value-type="float">
            <text:p>1671.030409634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671.0304096344" calcext:value-type="float">
            <text:p>1671.0304096344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1671.0304096344" calcext:value-type="float">
            <text:p>-1.67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363.19386844269" calcext:value-type="float">
            <text:p>2363.1938684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363.19386844284" calcext:value-type="float">
            <text:p>2363.1938684428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2363.19386844284" calcext:value-type="float">
            <text:p>-2.3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372410316070746" calcext:value-type="float">
            <text:p>-0.37241031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372410316070803" calcext:value-type="float">
            <text:p>-0.3724103161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372410316070803" calcext:value-type="float">
            <text:p>3.72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372410316070746" calcext:value-type="float">
            <text:p>-0.37241031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372410316070803" calcext:value-type="float">
            <text:p>-0.3724103161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0.372410316070803" calcext:value-type="float">
            <text:p>3.72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526667719754899" calcext:value-type="float">
            <text:p>-0.52666771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526667719754981" calcext:value-type="float">
            <text:p>-0.5266677198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0.526667719754981" calcext:value-type="float">
            <text:p>5.2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671.03040963429" calcext:value-type="float">
            <text:p>1671.030409634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671.03040963429" calcext:value-type="float">
            <text:p>1671.030409634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363.19386844269" calcext:value-type="float">
            <text:p>2363.1938684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372410316070746" calcext:value-type="float">
            <text:p>-0.37241031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372410316070746" calcext:value-type="float">
            <text:p>-0.37241031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526667719754899" calcext:value-type="float">
            <text:p>-0.52666771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671.0304096344" calcext:value-type="float">
            <text:p>1671.0304096344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1671.0304096344" calcext:value-type="float">
            <text:p>-1.67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671.0304096344" calcext:value-type="float">
            <text:p>1671.0304096344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1671.0304096344" calcext:value-type="float">
            <text:p>-1.67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363.19386844284" calcext:value-type="float">
            <text:p>2363.1938684428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2363.19386844284" calcext:value-type="float">
            <text:p>-2.3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372410316070803" calcext:value-type="float">
            <text:p>-0.3724103161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372410316070803" calcext:value-type="float">
            <text:p>3.72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372410316070803" calcext:value-type="float">
            <text:p>-0.3724103161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0.372410316070803" calcext:value-type="float">
            <text:p>3.72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526667719754981" calcext:value-type="float">
            <text:p>-0.5266677198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526667719754981" calcext:value-type="float">
            <text:p>5.27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8'.D4]" office:value-type="string" office:string-value="20 km MOLA" calcext:value-type="string">
            <text:p>20 km MOLA</text:p>
          </table:table-cell>
          <table:table-cell table:style-name="ce1" table:formula="of:=['After 200 sec tol. 1e-8'.E4]" office:value-type="string" office:string-value="TSI Order = " calcext:value-type="string">
            <text:p>TSI Order = </text:p>
          </table:table-cell>
          <table:table-cell table:style-name="ce1" table:formula="of:=['After 200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8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1671.03040963429" calcext:value-type="float">
            <text:p>1671.0304096343</text:p>
          </table:table-cell>
          <table:table-cell/>
          <table:table-cell table:style-name="ce4" table:formula="of:=['After 200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1671.03040963429" calcext:value-type="float">
            <text:p>1671.030409634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671.0304096343" calcext:value-type="float">
            <text:p>1671.030409634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1671.0304096343" calcext:value-type="float">
            <text:p>-1.67E+00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671.03040963429" calcext:value-type="float">
            <text:p>1671.0304096343</text:p>
          </table:table-cell>
          <table:table-cell/>
          <table:table-cell table:style-name="ce4" table:formula="of:=['After 200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671.03040963429" calcext:value-type="float">
            <text:p>1671.030409634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671.0304096343" calcext:value-type="float">
            <text:p>1671.0304096343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671.0304096343" calcext:value-type="float">
            <text:p>-1.67E+003</text:p>
          </table:table-cell>
          <table:table-cell/>
          <table:table-cell table:style-name="ce3" table:formula="of:=SQRT([.D9]*[.D9]+[.D10]*[.D10]+[.D11]*[.D11])" office:value-type="float" office:value="3342.06081926858" calcext:value-type="float">
            <text:p>3342.0608192686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3342.06081926858" calcext:value-type="float">
            <text:p>3342.060819268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363.19386844268" calcext:value-type="float">
            <text:p>2363.1938684427</text:p>
          </table:table-cell>
          <table:table-cell/>
          <table:table-cell table:style-name="ce4" table:formula="of:=['After 200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363.19386844268" calcext:value-type="float">
            <text:p>2363.193868442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363.1938684427" calcext:value-type="float">
            <text:p>2363.1938684427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363.1938684427" calcext:value-type="float">
            <text:p>-2.36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372410316070746" calcext:value-type="float">
            <text:p>-0.3724103161</text:p>
          </table:table-cell>
          <table:table-cell/>
          <table:table-cell table:style-name="ce4" table:formula="of:=['After 200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372410316070746" calcext:value-type="float">
            <text:p>-0.372410316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372410316070751" calcext:value-type="float">
            <text:p>-0.3724103161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372410316070751" calcext:value-type="float">
            <text:p>3.72E-001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0.372410316070746" calcext:value-type="float">
            <text:p>-0.3724103161</text:p>
          </table:table-cell>
          <table:table-cell/>
          <table:table-cell table:style-name="ce4" table:formula="of:=['After 200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0.372410316070746" calcext:value-type="float">
            <text:p>-0.372410316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372410316070751" calcext:value-type="float">
            <text:p>-0.3724103161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0.372410316070751" calcext:value-type="float">
            <text:p>3.72E-001</text:p>
          </table:table-cell>
          <table:table-cell/>
          <table:table-cell table:style-name="ce3" table:formula="of:=SQRT([.D12]*[.D12]+[.D13]*[.D13]+[.D14]*[.D14])" office:value-type="float" office:value="0.744820632141491" calcext:value-type="float">
            <text:p>0.7448206321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0.744820632141491" calcext:value-type="float">
            <text:p>0.744820632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526667719754899" calcext:value-type="float">
            <text:p>-0.5266677198</text:p>
          </table:table-cell>
          <table:table-cell/>
          <table:table-cell table:style-name="ce4" table:formula="of:=['After 200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0.526667719754899" calcext:value-type="float">
            <text:p>-0.526667719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526667719754908" calcext:value-type="float">
            <text:p>-0.5266677198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526667719754908" calcext:value-type="float">
            <text:p>5.27E-001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4" table:formula="of:=['After 200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200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table:formula="of:=['After 200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671.03040963429" calcext:value-type="float">
            <text:p>1671.0304096343</text:p>
          </table:table-cell>
          <table:table-cell/>
          <table:table-cell table:style-name="ce3" office:value-type="float" office:value="1671.0304096343" calcext:value-type="float">
            <text:p>1671.0304096343</text:p>
          </table:table-cell>
          <table:table-cell/>
          <table:table-cell table:style-name="ce3" office:value-type="float" office:value="0.999999999999996" calcext:value-type="float">
            <text:p>1</text:p>
          </table:table-cell>
          <table:table-cell table:style-name="ce3" office:value-type="float" office:value="-0.00000000000750333128962666" calcext:value-type="float">
            <text:p>-7.50333128962666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671.03040963429" calcext:value-type="float">
            <text:p>1671.0304096343</text:p>
          </table:table-cell>
          <table:table-cell/>
          <table:table-cell table:style-name="ce3" office:value-type="float" office:value="1671.0304096343" calcext:value-type="float">
            <text:p>1671.0304096343</text:p>
          </table:table-cell>
          <table:table-cell/>
          <table:table-cell table:style-name="ce3" office:value-type="float" office:value="0.999999999999996" calcext:value-type="float">
            <text:p>1</text:p>
          </table:table-cell>
          <table:table-cell table:style-name="ce3" office:value-type="float" office:value="-0.00000000000750333128962666" calcext:value-type="float">
            <text:p>-7.50333128962666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/>
          <table:table-cell table:style-name="ce3" table:formula="of:=SQRT([.D21]*[.D21]+[.D22]*[.D22]+[.D23]*[.D23])" office:value-type="float" office:value="3342.06081926858" calcext:value-type="float">
            <text:p>3342.0608192686</text:p>
          </table:table-cell>
          <table:table-cell/>
          <table:table-cell table:style-name="ce3" table:formula="of:=SQRT([.F21]*[.F21]+[.F22]*[.F22]+[.F23]*[.F23])" office:value-type="float" office:value="3342.0608192686" calcext:value-type="float">
            <text:p>3342.0608192686</text:p>
          </table:table-cell>
          <table:table-cell/>
          <table:table-cell table:formula="of:=[.T22]/[.V22]" office:value-type="float" office:value="0.999999999999993" calcext:value-type="float">
            <text:p>1</text:p>
          </table:table-cell>
          <table:table-cell table:formula="of:=[.T22]-[.V22]" office:value-type="float" office:value="-0.0000000000241016095969826" calcext:value-type="float">
            <text:p>-2.41016095969826E-011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363.19386844268" calcext:value-type="float">
            <text:p>2363.1938684427</text:p>
          </table:table-cell>
          <table:table-cell/>
          <table:table-cell table:style-name="ce3" office:value-type="float" office:value="2363.1938684427" calcext:value-type="float">
            <text:p>2363.1938684427</text:p>
          </table:table-cell>
          <table:table-cell/>
          <table:table-cell table:style-name="ce3" office:value-type="float" office:value="0.999999999999994" calcext:value-type="float">
            <text:p>1</text:p>
          </table:table-cell>
          <table:table-cell table:style-name="ce3" office:value-type="float" office:value="-0.0000000000131876731757075" calcext:value-type="float">
            <text:p>-1.31876731757075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372410316070746" calcext:value-type="float">
            <text:p>-0.3724103161</text:p>
          </table:table-cell>
          <table:table-cell/>
          <table:table-cell table:style-name="ce3" office:value-type="float" office:value="-0.372410316070751" calcext:value-type="float">
            <text:p>-0.3724103161</text:p>
          </table:table-cell>
          <table:table-cell/>
          <table:table-cell table:style-name="ce3" office:value-type="float" office:value="0.999999999999985" calcext:value-type="float">
            <text:p>1</text:p>
          </table:table-cell>
          <table:table-cell table:style-name="ce3" office:value-type="float" office:value="5.44009282066327E-015" calcext:value-type="float">
            <text:p>5.44009282066327E-01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372410316070746" calcext:value-type="float">
            <text:p>-0.3724103161</text:p>
          </table:table-cell>
          <table:table-cell/>
          <table:table-cell table:style-name="ce3" office:value-type="float" office:value="-0.372410316070751" calcext:value-type="float">
            <text:p>-0.3724103161</text:p>
          </table:table-cell>
          <table:table-cell/>
          <table:table-cell table:style-name="ce3" office:value-type="float" office:value="0.999999999999985" calcext:value-type="float">
            <text:p>1</text:p>
          </table:table-cell>
          <table:table-cell table:style-name="ce3" office:value-type="float" office:value="5.44009282066327E-015" calcext:value-type="float">
            <text:p>5.44009282066327E-01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/>
          <table:table-cell table:style-name="ce3" table:formula="of:=SQRT([.D24]*[.D24]+[.D25]*[.D25]+[.D26]*[.D26])" office:value-type="float" office:value="0.744820632141491" calcext:value-type="float">
            <text:p>0.7448206321</text:p>
          </table:table-cell>
          <table:table-cell/>
          <table:table-cell table:style-name="ce3" table:formula="of:=SQRT([.F24]*[.F24]+[.F25]*[.F25]+[.F26]*[.F26])" office:value-type="float" office:value="0.744820632141503" calcext:value-type="float">
            <text:p>0.7448206321</text:p>
          </table:table-cell>
          <table:table-cell/>
          <table:table-cell table:formula="of:=[.T25]/[.V25]" office:value-type="float" office:value="0.999999999999985" calcext:value-type="float">
            <text:p>1</text:p>
          </table:table-cell>
          <table:table-cell table:formula="of:=[.T25]-[.V25]" office:value-type="float" office:value="-0.0000000000000113242748511766" calcext:value-type="float">
            <text:p>-1.13242748511766E-014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526667719754899" calcext:value-type="float">
            <text:p>-0.5266677198</text:p>
          </table:table-cell>
          <table:table-cell/>
          <table:table-cell table:style-name="ce3" office:value-type="float" office:value="-0.526667719754908" calcext:value-type="float">
            <text:p>-0.5266677198</text:p>
          </table:table-cell>
          <table:table-cell/>
          <table:table-cell table:style-name="ce3" office:value-type="float" office:value="0.999999999999985" calcext:value-type="float">
            <text:p>1</text:p>
          </table:table-cell>
          <table:table-cell table:style-name="ce3" office:value-type="float" office:value="8.10462807976364E-015" calcext:value-type="float">
            <text:p>8.10462807976364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671.03040963429" calcext:value-type="float">
            <text:p>1671.030409634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671.0304096343" calcext:value-type="float">
            <text:p>1671.0304096343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1671.0304096343" calcext:value-type="float">
            <text:p>-1.67E+00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671.03040963429" calcext:value-type="float">
            <text:p>1671.030409634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671.0304096343" calcext:value-type="float">
            <text:p>1671.0304096343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1671.0304096343" calcext:value-type="float">
            <text:p>-1.67E+003</text:p>
          </table:table-cell>
          <table:table-cell/>
          <table:table-cell table:style-name="ce3" table:formula="of:=SQRT([.D33]*[.D33]+[.D34]*[.D34]+[.D35]*[.D35])" office:value-type="float" office:value="3342.06081926858" calcext:value-type="float">
            <text:p>3342.0608192686</text:p>
          </table:table-cell>
          <table:table-cell/>
          <table:table-cell table:style-name="ce3" table:formula="of:=SQRT([.F33]*[.F33]+[.F34]*[.F34]+[.F35]*[.F35])" office:value-type="float" office:value="0" calcext:value-type="float">
            <text:p>0</text:p>
          </table:table-cell>
          <table:table-cell/>
          <table:table-cell table:formula="of:=[.T34]/[.V34]" office:value-type="string" office:string-value="" calcext:value-type="error">
            <text:p>#DIV/0!</text:p>
          </table:table-cell>
          <table:table-cell table:formula="of:=[.T34]-[.V34]" office:value-type="float" office:value="3342.06081926858" calcext:value-type="float">
            <text:p>3342.060819268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363.19386844268" calcext:value-type="float">
            <text:p>2363.1938684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363.1938684427" calcext:value-type="float">
            <text:p>2363.1938684427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2363.1938684427" calcext:value-type="float">
            <text:p>-2.36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372410316070746" calcext:value-type="float">
            <text:p>-0.37241031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372410316070751" calcext:value-type="float">
            <text:p>-0.3724103161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372410316070751" calcext:value-type="float">
            <text:p>3.72E-001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372410316070746" calcext:value-type="float">
            <text:p>-0.37241031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372410316070751" calcext:value-type="float">
            <text:p>-0.3724103161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0.372410316070751" calcext:value-type="float">
            <text:p>3.72E-001</text:p>
          </table:table-cell>
          <table:table-cell/>
          <table:table-cell table:style-name="ce3" table:formula="of:=SQRT([.D36]*[.D36]+[.D37]*[.D37]+[.D38]*[.D38])" office:value-type="float" office:value="0.744820632141491" calcext:value-type="float">
            <text:p>0.7448206321</text:p>
          </table:table-cell>
          <table:table-cell/>
          <table:table-cell table:style-name="ce3" table:formula="of:=SQRT([.F36]*[.F36]+[.F37]*[.F37]+[.F38]*[.F38])" office:value-type="float" office:value="0" calcext:value-type="float">
            <text:p>0</text:p>
          </table:table-cell>
          <table:table-cell/>
          <table:table-cell table:formula="of:=[.T37]/[.V37]" office:value-type="string" office:string-value="" calcext:value-type="error">
            <text:p>#DIV/0!</text:p>
          </table:table-cell>
          <table:table-cell table:formula="of:=[.T37]-[.V37]" office:value-type="float" office:value="0.744820632141491" calcext:value-type="float">
            <text:p>0.744820632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526667719754899" calcext:value-type="float">
            <text:p>-0.52666771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526667719754908" calcext:value-type="float">
            <text:p>-0.5266677198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0.526667719754908" calcext:value-type="float">
            <text:p>5.27E-00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7" calcext:value-type="float">
            <text:p>-2.27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671.03040963429" calcext:value-type="float">
            <text:p>1671.030409634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671.03040963429" calcext:value-type="float">
            <text:p>1671.030409634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/>
          <table:table-cell table:style-name="ce3" table:formula="of:=SQRT([.D45]*[.D45]+[.D46]*[.D46]+[.D47]*[.D47])" office:value-type="float" office:value="3342.06081926858" calcext:value-type="float">
            <text:p>3342.0608192686</text:p>
          </table:table-cell>
          <table:table-cell/>
          <table:table-cell table:style-name="ce3" table:formula="of:=SQRT([.F45]*[.F45]+[.F46]*[.F46]+[.F47]*[.F47])" office:value-type="float" office:value="0" calcext:value-type="float">
            <text:p>0</text:p>
          </table:table-cell>
          <table:table-cell/>
          <table:table-cell table:formula="of:=[.T46]/[.V46]" office:value-type="string" office:string-value="" calcext:value-type="error">
            <text:p>#DIV/0!</text:p>
          </table:table-cell>
          <table:table-cell table:formula="of:=[.T46]-[.V46]" office:value-type="float" office:value="3342.06081926858" calcext:value-type="float">
            <text:p>3342.060819268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363.19386844268" calcext:value-type="float">
            <text:p>2363.1938684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372410316070746" calcext:value-type="float">
            <text:p>-0.37241031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372410316070746" calcext:value-type="float">
            <text:p>-0.37241031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/>
          <table:table-cell table:style-name="ce3" table:formula="of:=SQRT([.D48]*[.D48]+[.D49]*[.D49]+[.D50]*[.D50])" office:value-type="float" office:value="0.744820632141491" calcext:value-type="float">
            <text:p>0.7448206321</text:p>
          </table:table-cell>
          <table:table-cell/>
          <table:table-cell table:style-name="ce3" table:formula="of:=SQRT([.F48]*[.F48]+[.F49]*[.F49]+[.F50]*[.F50])" office:value-type="float" office:value="0" calcext:value-type="float">
            <text:p>0</text:p>
          </table:table-cell>
          <table:table-cell/>
          <table:table-cell table:formula="of:=[.T49]/[.V49]" office:value-type="string" office:string-value="" calcext:value-type="error">
            <text:p>#DIV/0!</text:p>
          </table:table-cell>
          <table:table-cell table:formula="of:=[.T49]-[.V49]" office:value-type="float" office:value="0.744820632141491" calcext:value-type="float">
            <text:p>0.744820632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526667719754899" calcext:value-type="float">
            <text:p>-0.52666771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671.0304096343" calcext:value-type="float">
            <text:p>1671.0304096343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1671.0304096343" calcext:value-type="float">
            <text:p>-1.67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671.0304096343" calcext:value-type="float">
            <text:p>1671.0304096343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1671.0304096343" calcext:value-type="float">
            <text:p>-1.67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363.1938684427" calcext:value-type="float">
            <text:p>2363.1938684427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2363.1938684427" calcext:value-type="float">
            <text:p>-2.36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372410316070751" calcext:value-type="float">
            <text:p>-0.3724103161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372410316070751" calcext:value-type="float">
            <text:p>3.72E-00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372410316070751" calcext:value-type="float">
            <text:p>-0.3724103161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0.372410316070751" calcext:value-type="float">
            <text:p>3.72E-00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526667719754908" calcext:value-type="float">
            <text:p>-0.5266677198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526667719754908" calcext:value-type="float">
            <text:p>5.27E-00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7" calcext:value-type="float">
            <text:p>-2.27E+002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200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4'.D4]" office:value-type="string" office:string-value="20 km MOLA" calcext:value-type="string">
            <text:p>20 km MOLA</text:p>
          </table:table-cell>
          <table:table-cell table:style-name="ce1" table:formula="of:=['After 200 sec tol. 1e-14'.E4]" office:value-type="string" office:string-value="TSI Order = " calcext:value-type="string">
            <text:p>TSI Order = </text:p>
          </table:table-cell>
          <table:table-cell table:style-name="ce1" table:formula="of:=['After 200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4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1671.03040963429" calcext:value-type="float">
            <text:p>1671.0304096343</text:p>
          </table:table-cell>
          <table:table-cell/>
          <table:table-cell table:style-name="ce4" table:formula="of:=['After 200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1671.03040963429" calcext:value-type="float">
            <text:p>1671.030409634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671.03040963429" calcext:value-type="float">
            <text:p>1671.030409634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1671.03040963429" calcext:value-type="float">
            <text:p>-1.67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671.03040963429" calcext:value-type="float">
            <text:p>1671.0304096343</text:p>
          </table:table-cell>
          <table:table-cell/>
          <table:table-cell table:style-name="ce4" table:formula="of:=['After 200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671.03040963429" calcext:value-type="float">
            <text:p>1671.030409634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671.03040963429" calcext:value-type="float">
            <text:p>1671.0304096343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671.03040963429" calcext:value-type="float">
            <text:p>-1.67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363.19386844269" calcext:value-type="float">
            <text:p>2363.1938684427</text:p>
          </table:table-cell>
          <table:table-cell/>
          <table:table-cell table:style-name="ce4" table:formula="of:=['After 200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363.19386844269" calcext:value-type="float">
            <text:p>2363.193868442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363.19386844269" calcext:value-type="float">
            <text:p>2363.1938684427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363.19386844269" calcext:value-type="float">
            <text:p>-2.3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372410316070745" calcext:value-type="float">
            <text:p>-0.3724103161</text:p>
          </table:table-cell>
          <table:table-cell/>
          <table:table-cell table:style-name="ce4" table:formula="of:=['After 200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372410316070745" calcext:value-type="float">
            <text:p>-0.372410316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372410316070746" calcext:value-type="float">
            <text:p>-0.3724103161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372410316070746" calcext:value-type="float">
            <text:p>3.72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0.372410316070745" calcext:value-type="float">
            <text:p>-0.3724103161</text:p>
          </table:table-cell>
          <table:table-cell/>
          <table:table-cell table:style-name="ce4" table:formula="of:=['After 200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0.372410316070745" calcext:value-type="float">
            <text:p>-0.372410316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372410316070746" calcext:value-type="float">
            <text:p>-0.3724103161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0.372410316070746" calcext:value-type="float">
            <text:p>3.72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5266677197549" calcext:value-type="float">
            <text:p>-0.5266677198</text:p>
          </table:table-cell>
          <table:table-cell/>
          <table:table-cell table:style-name="ce4" table:formula="of:=['After 200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0.5266677197549" calcext:value-type="float">
            <text:p>-0.526667719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5266677197549" calcext:value-type="float">
            <text:p>-0.5266677198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5266677197549" calcext:value-type="float">
            <text:p>5.2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4" table:formula="of:=['After 200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table:formula="of:=['After 200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671.03040963429" calcext:value-type="float">
            <text:p>1671.0304096343</text:p>
          </table:table-cell>
          <table:table-cell/>
          <table:table-cell table:style-name="ce3" office:value-type="float" office:value="1671.03040963429" calcext:value-type="float">
            <text:p>1671.0304096343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159161572810262" calcext:value-type="float">
            <text:p>-1.59161572810262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671.03040963429" calcext:value-type="float">
            <text:p>1671.0304096343</text:p>
          </table:table-cell>
          <table:table-cell/>
          <table:table-cell table:style-name="ce3" office:value-type="float" office:value="1671.03040963429" calcext:value-type="float">
            <text:p>1671.0304096343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159161572810262" calcext:value-type="float">
            <text:p>-1.59161572810262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363.19386844269" calcext:value-type="float">
            <text:p>2363.1938684427</text:p>
          </table:table-cell>
          <table:table-cell/>
          <table:table-cell table:style-name="ce3" office:value-type="float" office:value="2363.19386844269" calcext:value-type="float">
            <text:p>2363.1938684427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181898940354586" calcext:value-type="float">
            <text:p>-1.81898940354586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372410316070745" calcext:value-type="float">
            <text:p>-0.3724103161</text:p>
          </table:table-cell>
          <table:table-cell/>
          <table:table-cell table:style-name="ce3" office:value-type="float" office:value="-0.372410316070746" calcext:value-type="float">
            <text:p>-0.3724103161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2.22044604925031E-016" calcext:value-type="float">
            <text:p>2.22044604925031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372410316070745" calcext:value-type="float">
            <text:p>-0.3724103161</text:p>
          </table:table-cell>
          <table:table-cell/>
          <table:table-cell table:style-name="ce3" office:value-type="float" office:value="-0.372410316070746" calcext:value-type="float">
            <text:p>-0.3724103161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2.77555756156289E-016" calcext:value-type="float">
            <text:p>2.77555756156289E-01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5266677197549" calcext:value-type="float">
            <text:p>-0.5266677198</text:p>
          </table:table-cell>
          <table:table-cell/>
          <table:table-cell table:style-name="ce3" office:value-type="float" office:value="-0.5266677197549" calcext:value-type="float">
            <text:p>-0.5266677198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1.11022302462516E-016" calcext:value-type="float">
            <text:p>-1.11022302462516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671.03040963429" calcext:value-type="float">
            <text:p>1671.030409634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671.03040963429" calcext:value-type="float">
            <text:p>1671.0304096343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1671.03040963429" calcext:value-type="float">
            <text:p>-1.67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671.03040963429" calcext:value-type="float">
            <text:p>1671.030409634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671.03040963429" calcext:value-type="float">
            <text:p>1671.0304096343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1671.03040963429" calcext:value-type="float">
            <text:p>-1.67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363.19386844269" calcext:value-type="float">
            <text:p>2363.1938684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363.19386844269" calcext:value-type="float">
            <text:p>2363.1938684427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2363.19386844269" calcext:value-type="float">
            <text:p>-2.3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372410316070745" calcext:value-type="float">
            <text:p>-0.37241031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372410316070746" calcext:value-type="float">
            <text:p>-0.3724103161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372410316070746" calcext:value-type="float">
            <text:p>3.72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372410316070745" calcext:value-type="float">
            <text:p>-0.37241031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372410316070746" calcext:value-type="float">
            <text:p>-0.3724103161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0.372410316070746" calcext:value-type="float">
            <text:p>3.72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5266677197549" calcext:value-type="float">
            <text:p>-0.52666771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5266677197549" calcext:value-type="float">
            <text:p>-0.5266677198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0.5266677197549" calcext:value-type="float">
            <text:p>5.2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671.03040963429" calcext:value-type="float">
            <text:p>1671.030409634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671.03040963429" calcext:value-type="float">
            <text:p>1671.030409634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363.19386844269" calcext:value-type="float">
            <text:p>2363.1938684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372410316070745" calcext:value-type="float">
            <text:p>-0.37241031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372410316070745" calcext:value-type="float">
            <text:p>-0.37241031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5266677197549" calcext:value-type="float">
            <text:p>-0.52666771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671.03040963429" calcext:value-type="float">
            <text:p>1671.0304096343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1671.03040963429" calcext:value-type="float">
            <text:p>-1.67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671.03040963429" calcext:value-type="float">
            <text:p>1671.0304096343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1671.03040963429" calcext:value-type="float">
            <text:p>-1.67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363.19386844269" calcext:value-type="float">
            <text:p>2363.1938684427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2363.19386844269" calcext:value-type="float">
            <text:p>-2.3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372410316070746" calcext:value-type="float">
            <text:p>-0.3724103161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372410316070746" calcext:value-type="float">
            <text:p>3.72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372410316070746" calcext:value-type="float">
            <text:p>-0.3724103161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0.372410316070746" calcext:value-type="float">
            <text:p>3.72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5266677197549" calcext:value-type="float">
            <text:p>-0.5266677198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5266677197549" calcext:value-type="float">
            <text:p>5.27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 style:data-style-name="N2" text:time-value="09:34:09.484791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7-01T17:18:10.548951446</dc:date>
    <dc:creator>Stacha Petrovic</dc:creator>
    <meta:editing-duration>P27DT19H58M8S</meta:editing-duration>
    <meta:editing-cycles>734</meta:editing-cycles>
    <meta:document-statistic meta:table-count="8" meta:cell-count="2960" meta:object-count="0"/>
    <meta:user-defined meta:name="qrichtext">1</meta:user-defined>
  </office:meta>
</office:document-meta>
</file>